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arrativa </text:p>
      <text:p text:style-name="Standard">caducapp</text:p>
      <text:p text:style-name="Standard"/>
      <text:p text:style-name="Standard">el sistema se encargara de avisarte cuando un producto esta a punto de vencerse</text:p>
      <text:p text:style-name="Standard">se podra</text:p>
      <text:p text:style-name="Standard">registrar productos por primera vez, poniendo nombre y fecha</text:p>
      <text:p text:style-name="Standard">ingreso de productos</text:p>
      <text:p text:style-name="Standard"><text:tab/>se podra ir escaneando los productos, indicando la fecha de caducidad</text:p>
      <text:p text:style-name="Standard">el sistema tiene notificaciones automaticas para avisar la proxima caducidad de un producto</text:p>
      <text:p text:style-name="Standard">tambien se puede modificar, consultar, dar de baja un producto etc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53S</meta:editing-duration>
    <meta:editing-cycles>4</meta:editing-cycles>
    <meta:generator>OpenOffice/4.1.3$Win32 OpenOffice.org_project/413m1$Build-9783</meta:generator>
    <dc:date>2018-04-04T23:01:15.69</dc:date>
    <meta:document-statistic meta:table-count="0" meta:image-count="0" meta:object-count="0" meta:page-count="1" meta:paragraph-count="9" meta:word-count="65" meta:character-count="412"/>
    <meta:user-defined meta:name="Info 1"/>
    <meta:user-defined meta:name="Info 2"/>
    <meta:user-defined meta:name="Info 3"/>
    <meta:user-defined meta:name="Info 4"/>
  </office:meta>
</office:document-meta>
</file>